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Q</mi>
            <mo stretchy="false">̄</mo>
          </mover>
        </mrow>
        <mi>m</mi>
      </msub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i>p</mi>
        </munderover>
        <msub>
          <mo stretchy="false">λ</mo>
          <mi>i</mi>
        </msub>
      </mrow>
      <msub>
        <mi>a</mi>
        <mrow>
          <mi>i</mi>
          <mi>m</mi>
        </mrow>
      </msub>
    </mrow>
    <annotation encoding="StarMath 5.0">{bar Q}_m `=` sum from j=1 to p %ilambda _i a_{i m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6:50:12.297000000</meta:creation-date>
    <meta:generator>LibreOffice/4.1.4.2$Windows_x86 LibreOffice_project/0a0440ccc0227ad9829de5f46be37cfb6edcf72</meta:generator>
  </office:meta>
</office:document-meta>
</file>